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3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8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0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top="0cm" fo:margin-bottom="0.5cm" fo:line-height="100%" fo:text-align="center"/>
    </style:style>
    <style:style style:name="P11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2" style:family="paragraph">
      <style:paragraph-properties fo:margin-top="0cm" fo:margin-bottom="0.5cm" fo:line-height="100%"/>
      <style:text-properties fo:font-size="32pt"/>
    </style:style>
    <style:style style:name="P13" style:family="paragraph">
      <style:paragraph-properties fo:margin-top="0cm" fo:margin-bottom="0.5cm" fo:line-height="100%" fo:text-align="center"/>
      <style:text-properties fo:font-size="26pt"/>
    </style:style>
    <style:style style:name="P14" style:family="paragraph">
      <style:paragraph-properties fo:line-height="80%"/>
      <style:text-properties fo:font-size="54pt"/>
    </style:style>
    <style:style style:name="P15" style:family="paragraph">
      <style:paragraph-properties fo:margin-top="0cm" fo:margin-bottom="0.5cm" fo:line-height="100%"/>
      <style:text-properties fo:font-family="'Courier New'" style:font-family-generic="modern" style:font-pitch="fixed" fo:font-size="24pt" style:font-size-asian="24pt" style:font-size-complex="24pt"/>
    </style:style>
    <style:style style:name="P16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7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8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3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14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15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16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7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básico</text:span></text:p>
          </draw:text-box>
        </draw:frame>
        <draw:frame draw:style-name="gr7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, 28 fichas y </text:span><text:span text:style-name="T3"><text:line-break/></text:span><text:span text:style-name="T3">7 fichas por jugador</text:span></text:p>
              </text:list-item>
              <text:list-item>
                <text:p text:style-name="P3"><text:span text:style-name="T6">200 puntos</text:span><text:span text:style-name="T8">, por cierre o terminar sin fichas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8" draw:text-style-name="P1" draw:layer="layout" svg:width="1.454cm" svg:height="2.761cm" svg:x="14.025cm" svg:y="18.387cm">
          <text:p/>
        </draw:rect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avanzado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8">, no individual</text:span></text:p>
              </text:list-item>
              <text:list-item>
                <text:p text:style-name="P3"><text:span text:style-name="T6">Roles</text:span><text:span text:style-name="T3"> 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0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9">1/2</text:span></text:p>
          </draw:text-box>
        </draw:frame>
        <draw:frame draw:style-name="gr11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184cm" svg:height="2.764cm" svg:x="1.5cm" svg:y="14.249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3.907cm" svg:height="2.274cm" svg:x="10.5cm" svg:y="14.5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454cm" svg:height="1.915cm" svg:x="22cm" svg:y="14.585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071cm" svg:height="1.5cm" svg:x="15.42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9">2/2</text:span></text:p>
          </draw:text-box>
        </draw:frame>
        <draw:frame draw:style-name="gr1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2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2.549cm" svg:height="2.203cm" svg:x="12.451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2.805cm" svg:height="3.288cm" svg:x="17.5cm" svg:y="13.5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2.613cm" svg:height="2.613cm" svg:x="22.887cm" svg:y="14cm">
          <draw:image xlink:href="../images/vim-editor_logo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custom-shape draw:style-name="gr13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4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5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17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2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24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6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28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30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32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9" draw:layer="layout" svg:width="6.504cm" svg:height="5.211cm" svg:x="10.869cm" svg:y="7.051cm">
          <draw:text-box>
            <text:p text:style-name="P12"><text:span text:style-name="T6">Dominous</text:span></text:p>
          </draw:text-box>
        </draw:frame>
        <draw:frame draw:style-name="gr34" draw:text-style-name="P11" draw:layer="layout" svg:width="6.304cm" svg:height="5.098cm" svg:x="19.619cm" svg:y="11.3cm">
          <draw:text-box>
            <text:p text:style-name="P13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1" draw:layer="layout" svg:width="6.54cm" svg:height="5.263cm" svg:x="11.306cm" svg:y="10.883cm">
          <draw:text-box>
            <text:p text:style-name="P13"><text:span text:style-name="T10">Sistema de</text:span><text:span text:style-name="T11"> Gestión de partida de dominó</text:span></text:p>
          </draw:text-box>
        </draw:frame>
        <draw:frame draw:style-name="gr36" draw:text-style-name="P11" draw:layer="layout" svg:width="4.99cm" svg:height="5.263cm" svg:x="2.997cm" svg:y="10.847cm">
          <draw:text-box>
            <text:p text:style-name="P13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9">1/2</text:span></text:p>
          </draw:text-box>
        </draw:frame>
        <draw:frame draw:style-name="gr37" draw:text-style-name="P4" draw:layer="layout" svg:width="24.842cm" svg:height="10.941cm" svg:x="2.031cm" svg:y="6.631cm">
          <draw:text-box>
            <text:list text:style-name="L2">
              <text:list-item>
                <text:p text:style-name="P3"><text:span text:style-name="T3">Gestiona el flujo entre secciones</text:span></text:p>
              </text:list-item>
            </text:list>
            <text:p text:style-name="P3"><text:span text:style-name="T3"/></text:p>
            <text:p text:style-name="P3"><text:span text:style-name="T13"><text:s text:c="2"/></text:span><text:span text:style-name="T13">1 </text:span><text:span text:style-name="T14"><text:s/>def goto_tutorial(self):</text:span></text:p>
            <text:p text:style-name="P3"><text:span text:style-name="T13"><text:s text:c="2"/></text:span><text:span text:style-name="T13">2</text:span><text:span text:style-name="T14"> <text:s text:c="3"/>self.flow.stop()</text:span></text:p>
            <text:p text:style-name="P3"><text:span text:style-name="T13"><text:s text:c="2"/></text:span><text:span text:style-name="T13">3</text:span><text:span text:style-name="T14"> <text:s text:c="3"/>self.flow = self.tutorial</text:span></text:p>
            <text:p text:style-name="P3"><text:span text:style-name="T13"><text:s text:c="2"/></text:span><text:span text:style-name="T13">4 </text:span><text:span text:style-name="T14"><text:s text:c="3"/>self.flow.start()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rect draw:style-name="gr38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4"><text:span text:style-name="T5">Motor gráfico </text:span><text:span text:style-name="T9">2/2</text:span></text:p>
          </draw:text-box>
        </draw:frame>
        <draw:frame draw:style-name="gr39" draw:text-style-name="P4" draw:layer="layout" svg:width="24.842cm" svg:height="11.973cm" svg:x="2.031cm" svg:y="6.631cm">
          <draw:text-box>
            <text:list text:style-name="L2">
              <text:list-item>
                <text:p text:style-name="P12"><text:span text:style-name="T3">Autómata finito para gestionar la partida</text:span></text:p>
              </text:list-item>
            </text:list>
            <text:p text:style-name="P12"><text:span text:style-name="T3"><text:s text:c="10"/></text:span><text:span text:style-name="T3">Repartiendo fichas</text:span></text:p>
            <text:p text:style-name="P12"><text:span text:style-name="T3"><text:s text:c="10"/></text:span><text:span text:style-name="T3">Animación de colocar ficha</text:span></text:p>
            <text:p text:style-name="P12"><text:span text:style-name="T3"><text:s text:c="10"/></text:span><text:span text:style-name="T3">Esperando al jugador humano</text:span></text:p>
            <text:p text:style-name="P12"><text:span text:style-name="T3"><text:s text:c="10"/></text:span><text:span text:style-name="T3">Mostrar resultado</text:span></text:p>
            <text:p text:style-name="P12"><text:span text:style-name="T3"><text:s text:c="10"/></text:span><text:span text:style-name="T3">....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9" draw:layer="layout" svg:width="6.504cm" svg:height="5.211cm" svg:x="10.869cm" svg:y="7.051cm">
          <draw:text-box>
            <text:p text:style-name="P12"><text:span text:style-name="T6">Dominous</text:span></text:p>
          </draw:text-box>
        </draw:frame>
        <draw:frame draw:style-name="gr41" draw:text-style-name="P11" draw:layer="layout" svg:width="6.304cm" svg:height="5.098cm" svg:x="19.619cm" svg:y="11.3cm">
          <draw:text-box>
            <text:p text:style-name="P13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1" draw:layer="layout" svg:width="6.54cm" svg:height="5.263cm" svg:x="11.306cm" svg:y="10.883cm">
          <draw:text-box>
            <text:p text:style-name="P13"><text:span text:style-name="T10">Sistema de</text:span><text:span text:style-name="T11"> Gestión de partida de dominó</text:span></text:p>
          </draw:text-box>
        </draw:frame>
        <draw:frame draw:style-name="gr43" draw:text-style-name="P11" draw:layer="layout" svg:width="4.99cm" svg:height="5.263cm" svg:x="2.997cm" svg:y="10.847cm">
          <draw:text-box>
            <text:p text:style-name="P13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4"><text:span text:style-name="T5">Gestión partida dominó </text:span><text:span text:style-name="T9">1/2</text:span></text:p>
          </draw:text-box>
        </draw:frame>
        <draw:frame draw:style-name="gr44" draw:text-style-name="P4" draw:layer="layout" svg:width="24.842cm" svg:height="10.5cm" svg:x="2.031cm" svg:y="6.631cm">
          <draw:text-box>
            <text:list text:style-name="L2">
              <text:list-item>
                <text:p text:style-name="P12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12"><text:span text:style-name="T3">Control de </text:span><text:span text:style-name="T6">fichas, tiempos, reglas</text:span></text:p>
              </text:list-item>
              <text:list-item>
                <text:p text:style-name="P12"><text:span text:style-name="T6">Log de partida</text:span><text:span text:style-name="T3">, que utilizará más tarde el sistema de Inteligencia Artificial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4"><text:span text:style-name="T5">Gestión partida dominó </text:span><text:span text:style-name="T9">2/2</text:span></text:p>
          </draw:text-box>
        </draw:frame>
        <draw:frame draw:style-name="gr45" draw:text-style-name="P16" draw:layer="layout" svg:width="24.842cm" svg:height="11.031cm" svg:x="2.031cm" svg:y="6.631cm">
          <draw:text-box>
            <text:p text:style-name="P15"><text:span text:style-name="T15">1 <text:s text:c="2"/>movement = {</text:span></text:p>
            <text:p text:style-name="P15"><text:span text:style-name="T15">2 <text:s text:c="6"/>’player’ : player,</text:span></text:p>
            <text:p text:style-name="P15"><text:span text:style-name="T15">3 <text:s text:c="6"/>’tile’ : tile,</text:span></text:p>
            <text:p text:style-name="P15"><text:span text:style-name="T15">4 <text:s text:c="6"/>’side’ : side,</text:span></text:p>
            <text:p text:style-name="P15"><text:span text:style-name="T15">5 <text:s text:c="6"/>’left’ : left,</text:span></text:p>
            <text:p text:style-name="P15"><text:span text:style-name="T15">6 <text:s text:c="6"/>’right’ : right,</text:span></text:p>
            <text:p text:style-name="P15"><text:span text:style-name="T15">7 <text:s text:c="6"/>’mtime’ : mtime,</text:span></text:p>
            <text:p text:style-name="P15"><text:span text:style-name="T15">8 <text:s text:c="2"/>}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6">1/2</text:span></text:p>
          </draw:text-box>
        </draw:frame>
        <draw:frame draw:style-name="gr46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6">2/2</text:span></text:p>
          </draw:text-box>
        </draw:frame>
        <draw:frame draw:style-name="gr47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8"> a más sistemas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1/3</text:span></text:p>
          </draw:text-box>
        </draw:frame>
        <draw:frame draw:style-name="gr48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2/3</text:span></text:p>
          </draw:text-box>
        </draw:frame>
        <draw:frame draw:style-name="gr49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3/3</text:span></text:p>
          </draw:text-box>
        </draw:frame>
        <draw:frame draw:style-name="gr50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51" draw:text-style-name="P17" draw:layer="layout" svg:width="25.425cm" svg:height="10.5cm" svg:x="1.627cm" svg:y="6.631cm">
          <draw:text-box>
            <text:list text:style-name="L2">
              <text:list-item>
                <text:p text:style-name="P3"><text:span text:style-name="T17">B. Ruipérez Moral. Libro del dominó. Otero Ediciones, 1990.</text:span></text:p>
              </text:list-item>
              <text:list-item>
                <text:p text:style-name="P3"><text:span text:style-name="T17">Mark Pilgrim. Dive Into Python. APress, 2004. ISBN 1590593561.</text:span></text:p>
              </text:list-item>
              <text:list-item>
                <text:p text:style-name="P3"><text:span text:style-name="T17">http://docs.python.org</text:span></text:p>
              </text:list-item>
              <text:list-item>
                <text:p text:style-name="P3"><text:span text:style-name="T17">http://www.pygame.org/docs</text:span></text:p>
              </text:list-item>
              <text:list-item>
                <text:p text:style-name="P3"><text:span text:style-name="T17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17">http://idiginbpel.wordpress.com/2010/03/11/doxygen-python/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52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53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8">http://dominous.forja.rediris.es</text:span></text:p>
              </text:list-item>
              <text:list-item>
                <text:p text:style-name="P3"><text:span text:style-name="T8">https://forja.rediris.es/projects/dominous</text:span></text:p>
              </text:list-item>
              <text:list-item>
                <text:p text:style-name="P3"><text:span text:style-name="T8"><text:a xlink:href="http://www.3oheme.com/dominous">http://www.3oheme.com/dominous</text:a></text:span></text:p>
                <text:p text:style-name="P3"><text:span text:style-name="T8"/></text:p>
                <text:p text:style-name="P3"><text:span text:style-name="T6"/></text:p>
              </text:list-item>
            </text:list>
          </draw:text-box>
        </draw:frame>
        <draw:frame draw:style-name="gr54" draw:text-style-name="P9" draw:layer="layout" svg:width="7.62cm" svg:height="2.41cm" svg:x="18.626cm" svg:y="15.631cm">
          <draw:text-box>
            <text:p text:style-name="P3"><text:span text:style-name="T6">¿Preguntas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6H12M40S</meta:editing-duration>
    <meta:editing-cycles>24</meta:editing-cycles>
    <meta:generator>OpenOffice.org/3.2$Win32 OpenOffice.org_project/320m12$Build-9483</meta:generator>
    <dc:date>2011-11-10T22:32:26.31</dc:date>
    <dc:creator>Ignacio Palomo Duarte</dc:creator>
    <meta:document-statistic meta:object-count="238"/>
  </office:meta>
</office:document-meta>
</file>